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AVERSAMENTO TRATTO</text:p>
      <text:p text:style-name="Standard">Entità</text:p>
      <text:p text:style-name="Standard">S = Segment</text:p>
      <text:p text:style-name="Standard">P = Path</text:p>
      <text:p text:style-name="Standard">C = Competitor</text:p>
      <text:p text:style-name="Standard"/>
      <text:p text:style-name="Standard">Sequenza di istruzioni :</text:p>
      <text:p text:style-name="Standard"/>
      <text:p text:style-name="Standard">S.goThrough{</text:p>
      <text:p text:style-name="Standard"><text:tab/>isActive=TRUE;</text:p>
      <text:p text:style-name="Standard"><text:tab/>se !primo =&gt; wait</text:p>
      <text:p text:style-name="Standard">}</text:p>
      <text:p text:style-name="Standard">// qua dovrà esserci un metodo di aggiornamento delle tabelle relative alle classifiche e delle //statistiche della macchina</text:p>
      <text:p text:style-name="Standard">S.enterSegment<text:tab/>//serve il lock per evitare che quando si aggiorna il tempo (e quindi ci si </text:p>
      <text:p text:style-name="Standard"><text:tab/><text:tab/>// sposta dalla prima posizione della coda ) nessuno esegua finchè non si sia </text:p>
      <text:p text:style-name="Standard"><text:tab/><text:tab/>//finito di fare la updateStartIstant</text:p>
      <text:p text:style-name="Standard">loop: <text:tab/> S.getPath</text:p>
      <text:p text:style-name="Standard"><text:tab/>C.evaluate</text:p>
      <text:p text:style-name="Standard">end loop</text:p>
      <text:p text:style-name="Standard"/>
      <text:p text:style-name="Standard">loop:<text:tab/>S[n+1, n+2..0,1..n-1].setArrivalTime(time)</text:p>
      <text:p text:style-name="Standard">end loop</text:p>
      <text:p text:style-name="Standard"/>
      <text:p text:style-name="Standard">P.updateStartIstant</text:p>
      <text:p text:style-name="Standard">S.endLock</text:p>
      <text:p text:style-name="Standard">P.cross(time) //metodo per far passare tempo, per una esecuzione più lenta</text:p>
      <text:p text:style-name="Standard"/>
      <text:p text:style-name="Standard">AGGIORNAMENTO TABELLE</text:p>
      <text:p text:style-name="Standard"/>
      <text:p text:style-name="Standard">Conc.upd{ <text:tab/><text:tab/><text:tab/>//concorrente</text:p>
      <text:p text:style-name="Standard">i=gen.update<text:tab/><text:tab/>//tabella generale</text:p>
      <text:p text:style-name="Standard">computerbordo.update <text:tab/><text:tab/>//computer di bordo</text:p>
      <text:p text:style-name="Standard">tabCircuito.update(i, id)<text:tab/>//tabella circuito</text:p>
      <text:p text:style-name="Standard">}</text:p>
      <text:p text:style-name="Standard"/>
      <text:p text:style-name="Standard">il concorrente ha</text:p>
      <text:list xml:id="list36124406" text:style-name="L1">
        <text:list-item>
          <text:p text:style-name="P1">riferimento alla tabella generale</text:p>
        </text:list-item>
        <text:list-item>
          <text:p text:style-name="P1">riferimento al computer di bordo</text:p>
        </text:list-item>
        <text:list-item>
          <text:p text:style-name="P1">riferimento alla tabella del circuito</text:p>
        </text:list-item>
      </text:list>
      <text:p text:style-name="Standard">(riferimento si intende alla classe o all'oggetto)</text:p>
      <text:p text:style-name="Standard"/>
      <text:p text:style-name="Standard">conc.update-&gt; computerbordo.update(dati)</text:p>
      <text:p text:style-name="Standard">tratto.entersegment-&gt;class.update(dati)//come dati si usano ovviamente quelli del giro precedente.</text:p>
      <text:p text:style-name="Standard"/>
      <text:p text:style-name="Standard">Al tratto n si scrivono nella tabella i dati relativi al tratto n-1</text:p>
      <text:p text:style-name="Standard">i riferimenti presenti sono</text:p>
      <text:list xml:id="list36123725" text:style-name="L2">
        <text:list-item>
          <text:p text:style-name="P2">nel concorrente il riferimento al computer di bordo (con storicità)</text:p>
        </text:list-item>
        <text:list-item>
          <text:p text:style-name="P2">nel tratto il riferimento alla tabella generale (senza storicità, la tabella che prima si chiamava tabCircuit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7T16:02:55.54</dc:date>
    <dc:creator>Famiglia Nesello</dc:creator>
    <meta:editing-duration>PT00H54M14S</meta:editing-duration>
    <meta:editing-cycles>21</meta:editing-cycles>
    <meta:generator>OpenOffice.org/3.0$Win32 OpenOffice.org_project/300m15$Build-9379</meta:generator>
    <meta:document-statistic meta:table-count="0" meta:image-count="0" meta:object-count="0" meta:page-count="1" meta:paragraph-count="39" meta:word-count="198" meta:character-count="1409"/>
    <meta:user-defined meta:name="Info 1"/>
    <meta:user-defined meta:name="Info 2"/>
    <meta:user-defined meta:name="Info 3"/>
    <meta:user-defined meta:name="Info 4"/>
  </office:meta>
</office:document-meta>
</file>